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unga" svg:font-family="Tung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Tunga" fo:font-size="18pt" style:text-underline-style="solid" style:text-underline-width="auto" style:text-underline-color="font-color" fo:font-weight="bold" officeooo:rsid="0007d4d9" officeooo:paragraph-rsid="0007d4d9" style:font-size-asian="18pt" style:font-weight-asian="bold" style:font-size-complex="18pt" style:font-weight-complex="bold"/>
    </style:style>
    <style:style style:name="P2" style:family="paragraph" style:parent-style-name="Standard">
      <style:paragraph-properties fo:text-align="start" style:justify-single-word="false"/>
      <style:text-properties style:font-name="Tunga" fo:font-size="13pt" style:text-underline-style="solid" style:text-underline-width="auto" style:text-underline-color="font-color" fo:font-weight="bold" officeooo:rsid="000823ac" officeooo:paragraph-rsid="000823ac" style:font-size-asian="11.3500003814697pt" style:font-weight-asian="bold" style:font-size-complex="13pt" style:font-weight-complex="bold"/>
    </style:style>
    <style:style style:name="P3" style:family="paragraph" style:parent-style-name="Standard">
      <style:paragraph-properties fo:text-align="start" style:justify-single-word="false"/>
      <style:text-properties style:font-name="Tunga" fo:font-size="13pt" style:text-underline-style="none" fo:font-weight="bold" officeooo:rsid="000823ac" officeooo:paragraph-rsid="000823ac" style:font-size-asian="11.3500003814697pt" style:font-weight-asian="bold" style:font-size-complex="13pt" style:font-weight-complex="bold"/>
    </style:style>
    <style:style style:name="P4" style:family="paragraph" style:parent-style-name="Standard">
      <style:paragraph-properties fo:text-align="start" style:justify-single-word="false"/>
      <style:text-properties style:font-name="Tunga" fo:font-size="13pt" style:text-underline-style="none" fo:font-weight="normal" officeooo:rsid="000823ac" officeooo:paragraph-rsid="000823ac" style:font-size-asian="11.3500003814697pt" style:font-weight-asian="normal" style:font-size-complex="13pt" style:font-weight-complex="normal"/>
    </style:style>
    <style:style style:name="P5" style:family="paragraph" style:parent-style-name="Standard">
      <style:paragraph-properties fo:text-align="start" style:justify-single-word="false"/>
      <style:text-properties style:font-name="Tunga" fo:font-size="13pt" style:text-underline-style="none" fo:font-weight="normal" officeooo:rsid="0011ac0f" officeooo:paragraph-rsid="000823ac" style:font-size-asian="11.3500003814697pt" style:font-weight-asian="normal" style:font-size-complex="13pt" style:font-weight-complex="normal"/>
    </style:style>
    <style:style style:name="P6" style:family="paragraph" style:parent-style-name="Standard">
      <style:paragraph-properties fo:text-align="start" style:justify-single-word="false"/>
      <style:text-properties style:font-name="Tunga" fo:font-size="13pt" style:text-underline-style="none" fo:font-weight="normal" officeooo:rsid="0011ac0f" officeooo:paragraph-rsid="0011ac0f" style:font-size-asian="11.3500003814697pt" style:font-weight-asian="normal" style:font-size-complex="13pt" style:font-weight-complex="normal"/>
    </style:style>
    <style:style style:name="P7" style:family="paragraph" style:parent-style-name="Standard">
      <style:paragraph-properties fo:text-align="start" style:justify-single-word="false"/>
      <style:text-properties style:font-name="Tunga" fo:font-size="13pt" style:text-underline-style="none" fo:font-weight="normal" officeooo:rsid="000823ac" officeooo:paragraph-rsid="000823ac"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style:font-name="Tunga" fo:font-size="13pt" style:text-underline-style="none" fo:font-weight="normal" officeooo:rsid="0009834a" officeooo:paragraph-rsid="0011ac0f"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style:font-name="Tunga" fo:font-size="13pt" style:text-underline-style="none" fo:font-weight="normal" officeooo:rsid="00158c11" officeooo:paragraph-rsid="00158c11"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style:font-name="Tunga" fo:font-size="13pt" style:text-underline-style="solid" style:text-underline-width="auto" style:text-underline-color="font-color" fo:font-weight="bold" officeooo:rsid="001225ed" officeooo:paragraph-rsid="001225ed" style:font-size-asian="11.3500003814697pt" style:font-weight-asian="bold" style:font-size-complex="13pt" style:font-weight-complex="bold"/>
    </style:style>
    <style:style style:name="P11" style:family="paragraph" style:parent-style-name="Standard">
      <style:paragraph-properties fo:text-align="start" style:justify-single-word="false"/>
      <style:text-properties style:font-name="Tunga" fo:font-size="13pt" style:text-underline-style="solid" style:text-underline-width="auto" style:text-underline-color="font-color" fo:font-weight="bold" officeooo:rsid="0013a6ec" officeooo:paragraph-rsid="0013a6ec" style:font-size-asian="11.3500003814697pt" style:font-weight-asian="bold" style:font-size-complex="13pt" style:font-weight-complex="bold"/>
    </style:style>
    <style:style style:name="P12" style:family="paragraph" style:parent-style-name="Standard">
      <style:paragraph-properties fo:text-align="start" style:justify-single-word="false"/>
      <style:text-properties style:font-name="Tunga" fo:font-size="13pt" style:text-underline-style="solid" style:text-underline-width="auto" style:text-underline-color="font-color" fo:font-weight="bold" officeooo:rsid="00158c11" officeooo:paragraph-rsid="00158c11" style:font-size-asian="11.3500003814697pt" style:font-weight-asian="bold" style:font-size-complex="13pt" style:font-weight-complex="bold"/>
    </style:style>
    <style:style style:name="T1" style:family="text">
      <style:text-properties officeooo:rsid="0009834a"/>
    </style:style>
    <style:style style:name="T2" style:family="text">
      <style:text-properties officeooo:rsid="000d5dfa"/>
    </style:style>
    <style:style style:name="T3" style:family="text">
      <style:text-properties officeooo:rsid="000f2071"/>
    </style:style>
    <style:style style:name="T4" style:family="text">
      <style:text-properties officeooo:rsid="0010ba4b"/>
    </style:style>
    <style:style style:name="T5" style:family="text">
      <style:text-properties officeooo:rsid="0011ac0f"/>
    </style:style>
    <style:style style:name="T6" style:family="text">
      <style:text-properties officeooo:rsid="0013a6e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redit, Please!</text:p>
      <text:p text:style-name="P1">Konzept</text:p>
      <text:p text:style-name="P2">Beschreibung:</text:p>
      <text:p text:style-name="P4">Du bist ein privater Investor und unterstützt aufstrebende Unternehmen durch Finanzspritzen.</text:p>
      <text:p text:style-name="P4">Das Spiel startet mit einem Anfangsbudget von 100.000$. Unterschiedliche Unternehmer werden sich mit dir in Verbindung setzen um dich von ihren Traum eines eigenen Geschäfts o.ä zu überzeugen.</text:p>
      <text:p text:style-name="P4">Du <text:span text:style-name="T1">überprüfst</text:span> die Geschäftsidee und entscheidest ob der Unternehmer damit erfolgreich sein könnte. </text:p>
      <text:p text:style-name="P4">Entscheidest du dich dafür die Unternehmung zu finanzieren erhält der Unternehmer die von ihm gewünschte Summe um sein Vorhaben zu beginnen.</text:p>
      <text:p text:style-name="P4"/>
      <text:p text:style-name="P4">Nach kurzer Zeit lässt sich abwägen, ob die Untenehmung erfolg haben könnte oder nicht. Je nachdem wie sich deine Investition entwickelt erhälst du den gezahlten Kredit zurück. Ist deine Investition erfolgreich erhälst du das Geld <text:span text:style-name="T1">wesentlich </text:span>schnell<text:span text:style-name="T1">er</text:span> zurück und bekommst einen saftigen Bonus aus Dankbarkeit des Unternehmers ausgezahlt.</text:p>
      <text:p text:style-name="P4"/>
      <text:p text:style-name="P11">MONATSBILANZ</text:p>
      <text:p text:style-name="P8"><text:span text:style-name="T5">Jeden Monatsende ( 30. – 31. ) wird eine Monatsbilanz angezeigt. </text:span>Im weiteren Spielverlauf fallen zusätzliche Kosten pro Monat, beispielsweiße für die eigene Unterk<text:span text:style-name="T2">unft</text:span>(Handwerkerkosten / Miete / andere Unkosten), <text:span text:style-name="T3">Famile</text:span> oder Abgaben an den Staat, an. Diese Kosten wachsen mit dem eigenen Budget <text:span text:style-name="T6">und werden in der monatlichen Bilanz angezeigt.</text:span></text:p>
      <text:p text:style-name="P8"/>
      <text:p text:style-name="P4">Das Spiel ist verloren sobald dein Budget zu gering ist um eine <text:span text:style-name="T4">neue </text:span>Unternehmung zu finanzieren.</text:p>
      <text:p text:style-name="P5"/>
      <text:p text:style-name="P10">GESCHWINDIGKEIT DER ZEIT</text:p>
      <text:p text:style-name="P6">Der Spieler hat die Möglichkeit die Geschwindigkeit in der die Zeit verläuft zu erhöhen um schneller absehen zu können wo die eigenen Investitionen stehen.</text:p>
      <text:p text:style-name="P3"/>
      <text:p text:style-name="P12">DAS NOTIZBUCH</text:p>
      <text:p text:style-name="P9">In der Werkzeugleiste auf der linken Seite befindet sich ein Buchsymbol. Durch anklicken öffnet sich ein neues Fenster in de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unga" svg:font-family="Tung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46M49S</meta:editing-duration>
    <meta:editing-cycles>13</meta:editing-cycles>
    <meta:generator>LibreOffice/4.2.2.1$Windows_x86 LibreOffice_project/3be8cda0bddd8e430d8cda1ebfd581265cca5a0f</meta:generator>
    <dc:date>2014-06-16T19:35:22.007000000</dc:date>
    <meta:document-statistic meta:table-count="0" meta:image-count="0" meta:object-count="0" meta:page-count="1" meta:paragraph-count="15" meta:word-count="240" meta:character-count="1664" meta:non-whitespace-character-count="1436"/>
    <meta:user-defined meta:name="Info 1"/>
    <meta:user-defined meta:name="Info 2"/>
    <meta:user-defined meta:name="Info 3"/>
    <meta:user-defined meta:name="Info 4"/>
  </office:meta>
</office:document-meta>
</file>